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3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Title1-title">
      <style:graphic-properties fo:min-height="2.549cm" loext:decorative="false"/>
      <style:paragraph-properties style:writing-mode="lr-tb"/>
    </style:style>
    <style:style style:name="pr7" style:family="presentation" style:parent-style-name="Title1-outline1">
      <style:graphic-properties fo:min-height="11.564cm" loext:decorative="false"/>
      <style:paragraph-properties style:writing-mode="lr-tb"/>
    </style:style>
    <style:style style:name="pr8" style:family="presentation" style:parent-style-name="Title1-notes">
      <style:graphic-properties draw:fill-color="#ffffff" fo:min-height="13.2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502cm" fo:line-height="93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.9cm" fo:margin-right="0cm" fo:text-align="center" fo:text-indent="0cm"/>
    </style:style>
    <style:style style:name="P11" style:family="paragraph">
      <loext:graphic-properties draw:fill-color="#ffffff"/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(mostly) <text:span text:style-name="T2">face-to-face</text:span>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 text:style-name="P3">If you’re forced to miss a lecture for good reason, mail me and I’ll make a (typically, bad;-) recording available</text:p>
                <text:list>
                  <text:list-item>
                    <text:p>If that happens too many times, I’ll reconsider - IOW watching a recording is the <text:span text:style-name="T3">exception</text:span><text:span text:style-name="T2"> </text:span>not the common case</text:p>
                  </text:list-item>
                  <text:list-item>
                    <text:p>Reason: “hybrid” lectures resulted in low attendance (“I’ll watch that later”) which was highly correlated with wors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s (don’t be surprised if I get this wrong;-)</text:p>
                <text:list>
                  <text:list-item>
                    <text:p>Lectures from Today → April 10<text:span text:style-name="T4">th</text:span> </text:p>
                  </text:list-item>
                  <text:list-item>
                    <text:p>Reading week: March 4<text:span text:style-name="T4">th</text:span> </text:p>
                  </text:list-item>
                </text:list>
              </text:list-item>
              <text:list-item>
                <text:p>I will have some travel during term (March 13<text:span text:style-name="T4">th</text:span> → 31<text:span text:style-name="T4">st</text:span>) so will record lectures for those weeks </text:p>
                <text:list>
                  <text:list-item>
                    <text:p>Or have guest lectures arranged (TBD)</text:p>
                  </text:list-item>
                </text:list>
              </text:list-item>
              <text:list-item>
                <text:p>We have a bunch of holiday Monday’s (Feb 5<text:span text:style-name="T4">th</text:span>, March 18<text:span text:style-name="T4">th</text:span>, April 1<text:span text:style-name="T4">st</text:span>)</text:p>
              </text:list-item>
              <text:list-item>
                <text:p text:style-name="P3"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Tu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  <text:list-item>
                <text:p>You can <text:span text:style-name="T5">always</text:span> send me email: <text:a xlink:href="mailto:stephen.farrell@cs.tcd.ie" xlink:type="simple">stephen.farrell@cs.tcd.ie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4<text:span text:style-name="T4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6">Assignment#1, 15%: Security &amp; Privacy </text:span><text:span text:style-name="T6">Considerations for your FYP/Dissertation</text:span></text:p>
                <text:list>
                  <text:list-item>
                    <text:p text:style-name="P6"><text:span text:style-name="T6">3-4 pages usually; text should be usable in your </text:span><text:span text:style-name="T6">dissertation/FYP</text:span></text:p>
                  </text:list-item>
                  <text:list-item>
                    <text:p text:style-name="P6"><text:span text:style-name="T6">Discuss the security &amp; privacy issues of your </text:span><text:span text:style-name="T6">dissertation/FYP topic</text:span></text:p>
                  </text:list-item>
                  <text:list-item>
                    <text:p text:style-name="P6"><text:span text:style-name="T6">See RFCs 3552, 6973 and W3C tech report on </text:span><text:span text:style-name="T6">sec/privacy considerations </text:span><text:span text:style-name="T6"><text:a xlink:href="https://tools.ietf.org/html/rfc3552" xlink:type="simple">https://tools.ietf.org/html/rfc3552</text:a></text:span><text:span text:style-name="T6"><text:s/></text:span><text:span text:style-name="T6"><text:line-break/></text:span><text:span text:style-name="T6"><text:a xlink:href="https://tools.ietf.org/html/rfc6973" xlink:type="simple">https://tools.ietf.org/html/rfc6973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5"><text:span text:style-name="T6">Assignment#2, 5%: Security Incident:</text:span></text:p>
                <text:list>
                  <text:list-item>
                    <text:p text:style-name="P6"><text:span text:style-name="T6">1 page describing a significant incident that </text:span><text:span text:style-name="T6">happens </text:span><text:span text:style-name="T7">during the course</text:span><text:span text:style-name="T6"> saying why its </text:span><text:span text:style-name="T6">significant</text:span></text:p>
                  </text:list-item>
                  <text:list-item>
                    <text:p text:style-name="P6"><text:span text:style-name="T6">Or, a github PR for the course materials that I </text:span><text:span text:style-name="T6">accept</text:span></text:p>
                  </text:list-item>
                </text:list>
              </text:list-item>
              <text:list-item>
                <text:p text:style-name="P6"><text:span text:style-name="T6">If you make use of LLM tooling, then you </text:span><text:span text:style-name="T6">MUST declare that (details when assignment </text:span><text:span text:style-name="T6">set in BB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assignment files via blackboard</text:p>
              </text:list-item>
              <text:list-item>
                <text:p>I’ll set those up in the next short 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8" draw:layer="layout" svg:width="11.5cm" svg:height="4.591cm" svg:x="8cm" svg:y="5.5cm">
          <draw:text-box>
            <text:p text:style-name="P7"><text:span text:style-name="T1">I like questions and comments!</text:span></text:p>
            <text:p text:style-name="P7"><text:span text:style-name="T1"/></text:p>
            <text:p text:style-name="P7"><text:span text:style-name="T1">Just interrupt however works when you have a question or comment.</text:span></text:p>
          </draw:text-box>
        </draw:frame>
        <draw:frame draw:style-name="gr3" draw:text-style-name="P8" draw:layer="layout" svg:width="21.5cm" svg:height="0.446cm" svg:x="3.5cm" svg:y="11.5cm">
          <draw:text-box>
            <text:p text:style-name="P9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draw:frame presentation:style-name="pr6" draw:layer="layout" svg:width="25.093cm" svg:height="2.549cm" svg:x="1.398cm" svg:y="0.625cm" presentation:class="title">
          <draw:text-box>
            <text:p>Puzzle</text:p>
          </draw:text-box>
        </draw:frame>
        <draw:frame presentation:style-name="pr7" draw:layer="layout" svg:width="24.534cm" svg:height="9.767cm" svg:x="1.4cm" svg:y="3.685cm" presentation:class="outline">
          <draw:text-box>
            <text:p text:style-name="P10"/>
            <text:p text:style-name="P10">If you know the answer, please stay quiet!</text:p>
            <text:p text:style-name="P10"/>
            <text:p text:style-name="P10">How might you send a physical secret (written on paper) to someone far away?</text:p>
          </draw:text-box>
        </draw:frame>
        <presentation:notes draw:style-name="dp4">
          <draw:page-thumbnail draw:style-name="gr1" draw:layer="layout" svg:width="14.758cm" svg:height="11.037cm" svg:x="3.069cm" svg:y="2.257cm" draw:page-number="10" presentation:class="page"/>
          <draw:frame presentation:style-name="pr8" draw:text-style-name="P11" draw:layer="layout" svg:width="16.703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8999996185303pt" style:font-style-asian="normal" style:font-weight-asian="normal" style:font-name-complex="Lohit Devanagari" style:font-family-complex="'Lohit Devanagari'" style:font-family-generic-complex="system" style:font-pitch-complex="variable" style:font-size-complex="27.8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7cm" fo:margin-right="0cm" fo:margin-top="0cm" fo:margin-bottom="0.415cm" fo:line-height="93%" fo:text-align="start" fo:text-indent="-0.787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1.704cm" fo:margin-right="0cm" fo:margin-top="0cm" fo:margin-bottom="0.331cm" fo:line-height="93%" fo:text-align="start" fo:text-indent="-0.65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3.1000003814697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2.623cm" fo:margin-right="0cm" fo:margin-top="0cm" fo:margin-bottom="0.247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9.7999992370605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3.67cm" fo:margin-right="0cm" fo:margin-top="0cm" fo:margin-bottom="0.167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4.719cm" fo:margin-right="0cm" fo:margin-top="0cm" fo:margin-bottom="0.083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.4000015258789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5.093cm" svg:height="2.549cm" svg:x="1.398cm" svg:y="0.625cm" presentation:class="title" presentation:placeholder="true">
        <draw:text-box/>
      </draw:frame>
      <draw:frame presentation:style-name="Title1-outline1" draw:layer="backgroundobjects" svg:width="24.534cm" svg:height="9.767cm" svg:x="1.4cm" svg:y="3.685cm" presentation:class="outline" presentation:placeholder="true">
        <draw:text-box/>
      </draw:frame>
      <draw:frame draw:style-name="Mgr3" draw:text-style-name="MP8" draw:layer="backgroundobjects" svg:width="6.417cm" svg:height="1.006cm" svg:x="1.398cm" svg:y="14.345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4" draw:text-style-name="MP10" draw:layer="backgroundobjects" svg:width="8.769cm" svg:height="1.006cm" svg:x="9.575cm" svg:y="14.345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5" draw:text-style-name="MP12" draw:layer="backgroundobjects" svg:width="6.417cm" svg:height="1.006cm" svg:x="20.075cm" svg:y="14.345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21cm" svg:height="29.7cm" svg:x="0cm" svg:y="0cm">
          <text:p/>
        </draw:rect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8cm" svg:height="11.037cm" svg:x="3.069cm" svg:y="2.257cm" presentation:class="page"/>
        <draw:frame presentation:style-name="Title1-notes" draw:layer="backgroundobjects" svg:width="16.703cm" svg:height="13.269cm" svg:x="2.098cm" svg:y="14.106cm" presentation:class="notes" presentation:placeholder="true">
          <draw:text-box/>
        </draw:frame>
        <draw:frame presentation:style-name="Mpr4" draw:text-style-name="MP16" draw:layer="backgroundobjects" svg:width="9.013cm" svg:height="1.389cm" svg:x="-0.001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9.013cm" svg:height="1.389cm" svg:x="11.884cm" svg:y="-0.001cm" presentation:class="date-time">
          <draw:text-box>
            <text:list text:style-name="ML3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013cm" svg:height="1.389cm" svg:x="-0.001cm" svg:y="28.212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7" draw:text-style-name="MP18" draw:layer="backgroundobjects" svg:width="9.013cm" svg:height="1.389cm" svg:x="11.884cm" svg:y="28.212cm" presentation:class="page-number">
          <draw:text-box>
            <text:list text:style-name="ML3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4-01-08T17:21:15.845934983</dc:date>
    <meta:editing-duration>PT3H54M20S</meta:editing-duration>
    <meta:editing-cycles>59</meta:editing-cycles>
    <meta:generator>LibreOffice/7.6.4.1$Linux_X86_64 LibreOffice_project/60$Build-1</meta:generator>
    <meta:document-statistic meta:object-count="94"/>
  </office:meta>
</office:document-meta>
</file>